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List_20_Paragraph" style:list-style-name="WWNum14">
      <style:paragraph-properties fo:text-align="justify" style:justify-single-word="false"/>
      <style:text-properties fo:background-color="#00a933"/>
    </style:style>
    <style:style style:name="P5" style:family="paragraph" style:parent-style-name="List_20_Paragraph" style:list-style-name="WWNum5">
      <style:paragraph-properties fo:text-align="justify" style:justify-single-word="false"/>
      <style:text-properties fo:background-color="#00a933"/>
    </style:style>
    <style:style style:name="P6" style:family="paragraph" style:parent-style-name="List_20_Paragraph" style:list-style-name="WWNum13">
      <style:paragraph-properties fo:text-align="justify" style:justify-single-word="false"/>
      <style:text-properties fo:background-color="#00a933"/>
    </style:style>
    <style:style style:name="P7" style:family="paragraph" style:parent-style-name="List_20_Paragraph" style:list-style-name="WWNum14">
      <style:paragraph-properties fo:text-align="justify" style:justify-single-word="false"/>
      <style:text-properties fo:background-color="#ffff00"/>
    </style:style>
    <style:style style:name="P8" style:family="paragraph" style:parent-style-name="List_20_Paragraph" style:list-style-name="WWNum5">
      <style:paragraph-properties fo:text-align="justify" style:justify-single-word="false"/>
      <style:text-properties fo:background-color="#ffff00"/>
    </style:style>
    <style:style style:name="P9" style:family="paragraph" style:parent-style-name="List_20_Paragraph" style:list-style-name="WWNum14">
      <style:paragraph-properties fo:text-align="justify" style:justify-single-word="false"/>
      <style:text-properties fo:background-color="#ff0000"/>
    </style:style>
    <style:style style:name="P10" style:family="paragraph" style:parent-style-name="List_20_Paragraph" style:list-style-name="WWNum23">
      <style:paragraph-properties fo:text-align="justify" style:justify-single-word="false"/>
      <style:text-properties fo:background-color="#ff0000"/>
    </style:style>
    <style:style style:name="P11" style:family="paragraph" style:parent-style-name="List_20_Paragraph" style:list-style-name="WWNum26">
      <style:paragraph-properties fo:text-align="justify" style:justify-single-word="false"/>
      <style:text-properties fo:background-color="#ff0000"/>
    </style:style>
    <style:style style:name="P12" style:family="paragraph" style:parent-style-name="List_20_Paragraph" style:list-style-name="WWNum18">
      <style:paragraph-properties fo:text-align="justify" style:justify-single-word="false"/>
      <style:text-properties fo:background-color="#ff0000"/>
    </style:style>
    <style:style style:name="P13" style:family="paragraph" style:parent-style-name="List_20_Paragraph" style:list-style-name="WWNum29">
      <style:paragraph-properties fo:text-align="justify" style:justify-single-word="false"/>
      <style:text-properties fo:background-color="#ff0000"/>
    </style:style>
    <style:style style:name="P14" style:family="paragraph" style:parent-style-name="Standard">
      <style:text-properties style:font-name="Times New Roman" style:font-name-complex="Times New Roman1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background-color="#ffff00"/>
    </style:style>
    <style:style style:name="P17" style:family="paragraph" style:parent-style-name="Standard">
      <style:paragraph-properties fo:text-align="justify" style:justify-single-word="false"/>
      <style:text-properties fo:background-color="#00a933"/>
    </style:style>
    <style:style style:name="P18" style:family="paragraph" style:parent-style-name="Standard">
      <style:paragraph-properties fo:text-align="justify" style:justify-single-word="false"/>
      <style:text-properties fo:background-color="#ff0000"/>
    </style:style>
    <style:style style:name="P19" style:family="paragraph" style:parent-style-name="Standard">
      <style:text-properties fo:color="#333333" loext:opacity="100%" fo:background-color="#00a933"/>
    </style:style>
    <style:style style:name="P20" style:family="paragraph" style:parent-style-name="Standard">
      <style:text-properties fo:color="#333333" loext:opacity="100%" fo:background-color="#ffff00"/>
    </style:style>
    <style:style style:name="P21" style:family="paragraph" style:parent-style-name="Standard">
      <style:text-properties fo:color="#333333" loext:opacity="100%" fo:background-color="#ff0000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style:font-name-complex="Times New Roman1" text:display="true"/>
    </style:style>
    <style:style style:name="T3" style:family="text">
      <style:text-properties style:font-name="Times New Roman" officeooo:rsid="00074c69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weight="bold" style:font-weight-asian="bold" style:font-name-complex="Times New Roman1" style:font-weight-complex="bold"/>
    </style:style>
    <style:style style:name="T6" style:family="text">
      <style:text-properties style:font-name="Times New Roman" fo:font-weight="bold" officeooo:rsid="0009715a" style:font-weight-asian="bold" style:font-name-complex="Times New Roman1" style:font-weight-complex="bold"/>
    </style:style>
    <style:style style:name="T7" style:family="text">
      <style:text-properties style:font-name="Times New Roman" fo:font-weight="bold" officeooo:rsid="000afd9c" style:font-weight-asian="bold" style:font-name-complex="Times New Roman1" style:font-weight-complex="bold"/>
    </style:style>
    <style:style style:name="T8" style:family="text">
      <style:text-properties style:font-name="Times New Roman" fo:font-style="italic" style:text-underline-style="solid" style:text-underline-width="auto" style:text-underline-color="font-color" style:font-style-asian="italic" style:font-name-complex="Times New Roman1" style:font-style-complex="italic"/>
    </style:style>
    <style:style style:name="T9" style:family="text">
      <style:text-properties style:font-name="Times New Roman" fo:background-color="#00a933" loext:char-shading-value="0" style:font-name-complex="Times New Roman1"/>
    </style:style>
    <style:style style:name="T10" style:family="text">
      <style:text-properties style:font-name="Times New Roman" fo:background-color="#00a933" loext:char-shading-value="0" style:font-name-complex="Times New Roman1"/>
    </style:style>
    <style:style style:name="T11" style:family="text">
      <style:text-properties style:font-name="Times New Roman" fo:background-color="#ffff00" loext:char-shading-value="0" style:font-name-complex="Times New Roman1"/>
    </style:style>
    <style:style style:name="T12" style:family="text">
      <style:text-properties style:font-name="Times New Roman" officeooo:rsid="00074c69" fo:background-color="#ffff00" loext:char-shading-value="0" style:font-name-complex="Times New Roman1"/>
    </style:style>
    <style:style style:name="T13" style:family="text">
      <style:text-properties style:font-name="Times New Roman" officeooo:rsid="00074c69" fo:background-color="#ffff00" loext:char-shading-value="0" style:font-name-complex="Times New Roman1"/>
    </style:style>
    <style:style style:name="T14" style:family="text">
      <style:text-properties style:font-name="Times New Roman" officeooo:rsid="00074c69" fo:background-color="#ffff00" loext:char-shading-value="0" style:font-name-complex="Times New Roman1"/>
    </style:style>
    <style:style style:name="T15" style:family="text">
      <style:text-properties style:font-name="Times New Roman" fo:background-color="#ffff00" loext:char-shading-value="0" style:font-name-complex="Times New Roman1" text:display="true"/>
    </style:style>
    <style:style style:name="T16" style:family="text">
      <style:text-properties style:font-name="Times New Roman" fo:background-color="#ffff00" loext:char-shading-value="0" style:font-name-complex="Times New Roman1" text:display="true"/>
    </style:style>
    <style:style style:name="T17" style:family="text">
      <style:text-properties style:font-name="Times New Roman" fo:background-color="#ffff00" loext:char-shading-value="0" style:font-name-complex="Times New Roman1"/>
    </style:style>
    <style:style style:name="T18" style:family="text">
      <style:text-properties style:font-name="Times New Roman" fo:background-color="#ffff00" loext:char-shading-value="0" style:font-name-complex="Times New Roman1"/>
    </style:style>
    <style:style style:name="T19" style:family="text">
      <style:text-properties style:font-name="Times New Roman" fo:background-color="#ff0000" loext:char-shading-value="0" style:font-name-complex="Times New Roman1"/>
    </style:style>
    <style:style style:name="T20" style:family="text">
      <style:text-properties style:font-name="Times New Roman" officeooo:rsid="00074c69" fo:background-color="#ff0000" loext:char-shading-value="0" style:font-name-complex="Times New Roman1"/>
    </style:style>
    <style:style style:name="T21" style:family="text">
      <style:text-properties style:font-name="Times New Roman" officeooo:rsid="00074c69" fo:background-color="#ff0000" loext:char-shading-value="0" style:font-name-complex="Times New Roman1"/>
    </style:style>
    <style:style style:name="T22" style:family="text">
      <style:text-properties style:font-name="Times New Roman" fo:background-color="#ff0000" loext:char-shading-value="0" style:font-name-complex="Times New Roman1" text:display="true"/>
    </style:style>
    <style:style style:name="T23" style:family="text">
      <style:text-properties style:font-name="Times New Roman" fo:background-color="#ff0000" loext:char-shading-value="0" style:font-name-complex="Times New Roman1" text:display="true"/>
    </style:style>
    <style:style style:name="T24" style:family="text">
      <style:text-properties style:font-name="Times New Roman" fo:background-color="#ff0000" loext:char-shading-value="0" style:font-name-complex="Times New Roman1"/>
    </style:style>
    <style:style style:name="T25" style:family="text">
      <style:text-properties style:text-position="sub 58%" style:font-name="Times New Roman" fo:font-weight="bold" style:font-weight-asian="bold" style:font-name-complex="Times New Roman1" style:font-weight-complex="bold"/>
    </style:style>
    <style:style style:name="T26" style:family="text">
      <style:text-properties officeooo:rsid="000afd9c"/>
    </style:style>
    <style:style style:name="T27" style:family="text">
      <style:text-properties fo:background-color="transparent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9">--- <text:span text:style-name="T26">Done</text:span></text:p>
            <text:p text:style-name="P20">--- <text:span text:style-name="T26">In Progress</text:span></text:p>
            <text:p text:style-name="P21">--- <text:span text:style-name="T26">To Do</text:span></text:p>
            <text:p text:style-name="Contents_20_Heading"><text:span text:style-name="T1">Contents</text:span></text:p>
          </text:index-title>
          <text:p text:style-name="P1"><text:a xlink:type="simple" xlink:href="#_Toc179466901" text:style-name="Index_20_Link" text:visited-style-name="Index_20_Link"><text:span text:style-name="T1">Study plan for exploring Position Trainable Transformers for Computer Vision</text:span></text:a><text:a xlink:type="simple" xlink:href="#_Toc179466901" text:style-name="Index_20_Link" text:visited-style-name="Index_20_Link"><text:span text:style-name="T2"><text:tab/>1</text:span></text:a></text:p>
          <text:p text:style-name="P2"><text:a xlink:type="simple" xlink:href="#_Toc179466902" text:style-name="Index_20_Link" text:visited-style-name="Index_20_Link"><text:span text:style-name="T17">Month 1-</text:span></text:a><text:a xlink:type="simple" xlink:href="#_Toc179466902" text:style-name="Index_20_Link" text:visited-style-name="Index_20_Link"><text:span text:style-name="T13">2</text:span></text:a><text:a xlink:type="simple" xlink:href="#_Toc179466902" text:style-name="Index_20_Link" text:visited-style-name="Index_20_Link"><text:span text:style-name="T17">: Foundations of Transformers and Computer Vision</text:span></text:a><text:a xlink:type="simple" xlink:href="#_Toc179466902" text:style-name="Index_20_Link" text:visited-style-name="Index_20_Link"><text:span text:style-name="T16"><text:tab/>1</text:span></text:a></text:p>
          <text:p text:style-name="P2"><text:a xlink:type="simple" xlink:href="#_Toc179466903" text:style-name="Index_20_Link" text:visited-style-name="Index_20_Link"><text:span text:style-name="T17">Month </text:span></text:a><text:a xlink:type="simple" xlink:href="#_Toc179466903" text:style-name="Index_20_Link" text:visited-style-name="Index_20_Link"><text:span text:style-name="T13">1</text:span></text:a><text:a xlink:type="simple" xlink:href="#_Toc179466903" text:style-name="Index_20_Link" text:visited-style-name="Index_20_Link"><text:span text:style-name="T17">-</text:span></text:a><text:a xlink:type="simple" xlink:href="#_Toc179466903" text:style-name="Index_20_Link" text:visited-style-name="Index_20_Link"><text:span text:style-name="T13">2</text:span></text:a><text:a xlink:type="simple" xlink:href="#_Toc179466903" text:style-name="Index_20_Link" text:visited-style-name="Index_20_Link"><text:span text:style-name="T17">: Vision Transformers (ViTs)</text:span></text:a><text:a xlink:type="simple" xlink:href="#_Toc179466903" text:style-name="Index_20_Link" text:visited-style-name="Index_20_Link"><text:span text:style-name="T16"><text:tab/>2</text:span></text:a></text:p>
          <text:p text:style-name="P2"><text:a xlink:type="simple" xlink:href="#_Toc179466904" text:style-name="Index_20_Link" text:visited-style-name="Index_20_Link"><text:span text:style-name="T24">Month </text:span></text:a><text:a xlink:type="simple" xlink:href="#_Toc179466904" text:style-name="Index_20_Link" text:visited-style-name="Index_20_Link"><text:span text:style-name="T21">2</text:span></text:a><text:a xlink:type="simple" xlink:href="#_Toc179466904" text:style-name="Index_20_Link" text:visited-style-name="Index_20_Link"><text:span text:style-name="T24">-x2: Exploring Position Trainable Transformers</text:span></text:a><text:a xlink:type="simple" xlink:href="#_Toc179466904" text:style-name="Index_20_Link" text:visited-style-name="Index_20_Link"><text:span text:style-name="T23"><text:tab/>2</text:span></text:a></text:p>
          <text:p text:style-name="P2"><text:a xlink:type="simple" xlink:href="#_Toc179466905" text:style-name="Index_20_Link" text:visited-style-name="Index_20_Link"><text:span text:style-name="T24">Month x2-x3: Applications of Transformers in Computer Vision</text:span></text:a><text:a xlink:type="simple" xlink:href="#_Toc179466905" text:style-name="Index_20_Link" text:visited-style-name="Index_20_Link"><text:span text:style-name="T23"><text:tab/>3</text:span></text:a></text:p>
          <text:p text:style-name="P2"><text:a xlink:type="simple" xlink:href="#_Toc179466906" text:style-name="Index_20_Link" text:visited-style-name="Index_20_Link"><text:span text:style-name="T24">Month x2-x3: Self-Supervised Learning and Transformers (In case you are interested)</text:span></text:a><text:a xlink:type="simple" xlink:href="#_Toc179466906" text:style-name="Index_20_Link" text:visited-style-name="Index_20_Link"><text:span text:style-name="T23"><text:tab/>3</text:span></text:a></text:p>
          <text:p text:style-name="P2"><text:a xlink:type="simple" xlink:href="#_Toc179466907" text:style-name="Index_20_Link" text:visited-style-name="Index_20_Link"><text:span text:style-name="T24">Month x3-x4: Experimentation and Final Project</text:span></text:a><text:a xlink:type="simple" xlink:href="#_Toc179466907" text:style-name="Index_20_Link" text:visited-style-name="Index_20_Link"><text:span text:style-name="T23"><text:tab/>3</text:span></text:a></text:p>
          <text:p text:style-name="P14"/>
        </text:index-body>
      </text:table-of-content>
      <text:h text:style-name="P3" text:outline-level="1"><text:bookmark-start text:name="_Toc179466901"/><text:span text:style-name="T1">Study plan for exploring Position Trainable Transformers for Computer Vision</text:span><text:bookmark-end text:name="_Toc179466901"/></text:h>
      <text:p text:style-name="P14"/>
      <text:h text:style-name="Heading_20_2" text:outline-level="2"><text:bookmark-start text:name="_Toc179466902"/><text:span text:style-name="Heading_20_2_20_Char"><text:span text:style-name="T17">Month 1-</text:span></text:span><text:span text:style-name="Heading_20_2_20_Char"><text:span text:style-name="T13">2</text:span></text:span><text:span text:style-name="T17">: Foundations of Transformers and Computer Vision</text:span><text:bookmark-end text:name="_Toc179466902"/></text:h>
      <text:p text:style-name="P16"><text:span text:style-name="T5">- Week </text:span><text:span text:style-name="T7">2</text:span><text:span text:style-name="T5">-</text:span><text:span text:style-name="T1">: Transformers Overview</text:span></text:p>
      <text:p text:style-name="P16"><text:span text:style-name="T1"><text:s text:c="2"/>- Readings:</text:span></text:p>
      <text:list xml:id="list2907345094" text:style-name="WWNum5">
        <text:list-item>
          <text:p text:style-name="P5"><text:span text:style-name="T1">"Attention Is All You Need" by Vaswani et al. (2017). (READ, READ, READ)</text:span></text:p>
        </text:list-item>
        <text:list-item>
          <text:p text:style-name="P8"><text:span text:style-name="T1">A primer on self-attention mechanisms.</text:span></text:p>
        </text:list-item>
      </text:list>
      <text:p text:style-name="P17"><text:span text:style-name="T1"><text:s text:c="2"/>- Videos/Courses:</text:span></text:p>
      <text:list xml:id="list3710800429" text:style-name="WWNum13">
        <text:list-item>
          <text:p text:style-name="P6"><text:span text:style-name="T1">Such as — Stanford's CS231n lectures on transformers (lecture 9)</text:span></text:p>
        </text:list-item>
      </text:list>
      <text:p text:style-name="P16"><text:span text:style-name="T5"><text:s text:c="2"/>- Milestone 1</text:span><text:span text:style-name="T1">:</text:span></text:p>
      <text:p text:style-name="P15"><text:span text:style-name="T1"><text:s text:c="3"/></text:span><text:span text:style-name="T10"><text:s/>- Experiment with simple transformer architectures using PyTorch or TensorFlow (Preferably PyTorch). <text:s/></text:span></text:p>
      <text:p text:style-name="P16"><text:span text:style-name="T5">- Week </text:span><text:span text:style-name="T6">0</text:span><text:span text:style-name="T5">-</text:span><text:span text:style-name="T1">: Computer Vision with Deep Learning</text:span></text:p>
      <text:p text:style-name="P17"><text:span text:style-name="T1"><text:s text:c="2"/>- Readings:</text:span></text:p>
      <text:list xml:id="list4217290131" text:style-name="WWNum14">
        <text:list-item>
          <text:p text:style-name="P4"><text:span text:style-name="T1">Goodfellow et al.'s “Deep Learning” (focus on CNNs and vision-specific chapters).</text:span></text:p>
        </text:list-item>
      </text:list>
      <text:p text:style-name="P16"><text:span text:style-name="T5"><text:s text:c="2"/>- Milestone 2</text:span><text:span text:style-name="T1">:</text:span></text:p>
      <text:list xml:id="list140545408162602" text:continue-numbering="true" text:style-name="WWNum14">
        <text:list-item>
          <text:p text:style-name="P4"><text:soft-page-break/><text:span text:style-name="T1">Implement basic CNN architectures like </text:span><text:span text:style-name="T11">ResNet</text:span><text:span text:style-name="T1"> and VGG for image classification tasks on simple available datasets like CIFAR-10.</text:span></text:p>
        </text:list-item>
      </text:list>
      <text:p text:style-name="P16"><text:span text:style-name="T5"><text:s text:c="2"/>- Project</text:span><text:span text:style-name="T1">:</text:span></text:p>
      <text:list xml:id="list140546145552254" text:continue-numbering="true" text:style-name="WWNum14">
        <text:list-item>
          <text:p text:style-name="P7"><text:span text:style-name="T1">Use a pre-trained vision transformer (ViT) on a simple dataset (ImageNet or CIFAR-10) and evaluate its performance.</text:span></text:p>
        </text:list-item>
      </text:list>
      <text:h text:style-name="Heading_20_2" text:outline-level="2"><text:bookmark-start text:name="_Toc179466903"/><text:span text:style-name="Heading_20_2_20_Char"><text:span text:style-name="T17">Month </text:span></text:span><text:span text:style-name="Heading_20_2_20_Char"><text:span text:style-name="T13">1</text:span></text:span><text:span text:style-name="Heading_20_2_20_Char"><text:span text:style-name="T17">-</text:span></text:span><text:span text:style-name="Heading_20_2_20_Char"><text:span text:style-name="T13">2</text:span></text:span><text:span text:style-name="T17">: Vision Transformers (ViTs)</text:span><text:bookmark-end text:name="_Toc179466903"/></text:h>
      <text:p text:style-name="P16"><text:span text:style-name="T5">- Week </text:span><text:span text:style-name="T6">3</text:span><text:span text:style-name="T5">-</text:span><text:span text:style-name="T1">: ViT Basics</text:span></text:p>
      <text:p text:style-name="P15"><text:span text:style-name="T1"><text:s text:c="2"/></text:span><text:span text:style-name="T10">- Readings:</text:span></text:p>
      <text:list xml:id="list140545632372169" text:continue-numbering="true" text:style-name="WWNum14">
        <text:list-item>
          <text:p text:style-name="P4"><text:span text:style-name="T1">"An Image is Worth 16x16 Words: Transformers for Image Recognition at Scale" by Dosovitskiy et al. (2020).</text:span></text:p>
        </text:list-item>
      </text:list>
      <text:p text:style-name="P18"><text:span text:style-name="T1"><text:s text:c="2"/>- Videos/Courses:</text:span></text:p>
      <text:list xml:id="list140544653093812" text:continue-numbering="true" text:style-name="WWNum14">
        <text:list-item>
          <text:p text:style-name="P9"><text:span text:style-name="T1">Hugging Face Course on Vision Transformers.</text:span></text:p>
        </text:list-item>
      </text:list>
      <text:p text:style-name="P18"><text:span text:style-name="T1"><text:s text:c="2"/></text:span><text:span text:style-name="T5">- Milestone 3</text:span><text:span text:style-name="T1">:</text:span></text:p>
      <text:list xml:id="list140546362599635" text:continue-numbering="true" text:style-name="WWNum14">
        <text:list-item>
          <text:p text:style-name="P9"><text:span text:style-name="T1">Train a ViT from scratch on a small custom dataset (e.g., MNIST, CIFAR-10 or Neadvance may provide a dataset until then).</text:span></text:p>
        </text:list-item>
      </text:list>
      <text:p text:style-name="P16"><text:span text:style-name="T5">- Week </text:span><text:span text:style-name="T6">3</text:span><text:span text:style-name="T5">-</text:span><text:span text:style-name="T1">: Advanced ViT</text:span></text:p>
      <text:p text:style-name="P16"><text:span text:style-name="T1"><text:s text:c="2"/>- Readings:</text:span></text:p>
      <text:list xml:id="list140544545116923" text:continue-numbering="true" text:style-name="WWNum14">
        <text:list-item>
          <text:p text:style-name="P4"><text:span text:style-name="T1">"Scaling Vision Transformers" by Zhai et al. (2021).</text:span></text:p>
        </text:list-item>
        <text:list-item>
          <text:p text:style-name="P9"><text:span text:style-name="T1">"Exploring Simple Siamese Representation Learning" (related to self-supervision).</text:span></text:p>
        </text:list-item>
      </text:list>
      <text:p text:style-name="P18"><text:span text:style-name="T5"><text:s text:c="2"/>- Milestone 4</text:span><text:span text:style-name="T1">:</text:span></text:p>
      <text:list xml:id="list1308634551" text:style-name="WWNum23">
        <text:list-item>
          <text:p text:style-name="P10"><text:span text:style-name="T1">Fine-tune a pre-trained ViT model on more complex datasets, such as ImageNet.</text:span></text:p>
        </text:list-item>
      </text:list>
      <text:h text:style-name="Heading_20_2" text:outline-level="2"><text:bookmark-start text:name="_Toc179466904"/><text:span text:style-name="Heading_20_2_20_Char"><text:span text:style-name="T24">Month </text:span></text:span><text:span text:style-name="Heading_20_2_20_Char"><text:span text:style-name="T21">2</text:span></text:span><text:span text:style-name="Heading_20_2_20_Char"><text:span text:style-name="T24">-x2</text:span></text:span><text:span text:style-name="T24">: Exploring Position Trainable Transformers</text:span><text:bookmark-end text:name="_Toc179466904"/></text:h>
      <text:p text:style-name="P18"><text:span text:style-name="T5">- Week y</text:span><text:span text:style-name="T25">4</text:span><text:span text:style-name="T5">-y</text:span><text:span text:style-name="T25">5</text:span><text:span text:style-name="T1">: Positional Embeddings</text:span></text:p>
      <text:p text:style-name="P18"><text:span text:style-name="T1"><text:s text:c="2"/>- Readings:</text:span></text:p>
      <text:list xml:id="list140544992700511" text:continue-numbering="true" text:style-name="WWNum23">
        <text:list-item>
          <text:p text:style-name="P10"><text:span text:style-name="T1">Study how positional encodings work in transformers.</text:span></text:p>
        </text:list-item>
        <text:list-item>
          <text:p text:style-name="P10"><text:span text:style-name="T1">Papers like "Understanding Positional Encodings in Transformers" (from different research).</text:span></text:p>
        </text:list-item>
      </text:list>
      <text:p text:style-name="P18"><text:span text:style-name="T5"><text:s text:c="2"/>- Milestone 5</text:span><text:span text:style-name="T1">:</text:span></text:p>
      <text:list xml:id="list2739031632" text:style-name="WWNum26">
        <text:list-item>
          <text:p text:style-name="P11"><text:span text:style-name="T1">Experiment with modifying the positional embeddings of a ViT model (train with different configurations).</text:span></text:p>
        </text:list-item>
      </text:list>
      <text:p text:style-name="P18"><text:span text:style-name="T5">- Week y</text:span><text:span text:style-name="T25">5</text:span><text:span text:style-name="T5">-y</text:span><text:span text:style-name="T25">6</text:span><text:span text:style-name="T1">: Position Trainable Transformers (PTT)</text:span></text:p>
      <text:p text:style-name="P18"><text:soft-page-break/><text:span text:style-name="T1"><text:s text:c="2"/>- Readings:</text:span></text:p>
      <text:list xml:id="list140546248445303" text:continue-numbering="true" text:style-name="WWNum26">
        <text:list-item>
          <text:p text:style-name="P11"><text:span text:style-name="T1">Papers related to Position Trainable Transformers or Dynamic Positional Encodings.</text:span></text:p>
        </text:list-item>
      </text:list>
      <text:p text:style-name="P18"><text:span text:style-name="T5"><text:s text:c="2"/>- Milestone 6</text:span><text:span text:style-name="T1">:</text:span></text:p>
      <text:list xml:id="list140545233275660" text:continue-numbering="true" text:style-name="WWNum26">
        <text:list-item>
          <text:p text:style-name="P11"><text:span text:style-name="T1">Implement position trainable modules and apply them to standard transformer architectures.</text:span></text:p>
        </text:list-item>
      </text:list>
      <text:p text:style-name="P18"><text:span text:style-name="T1"><text:s text:c="2"/></text:span><text:span text:style-name="T5">- Project</text:span><text:span text:style-name="T1">:</text:span></text:p>
      <text:list xml:id="list140545114834010" text:continue-list="list140544545116923" text:style-name="WWNum14">
        <text:list-item>
          <text:p text:style-name="P9"><text:span text:style-name="T1">Compare the results of static vs. position trainable transformers on a custom dataset.</text:span></text:p>
        </text:list-item>
      </text:list>
      <text:h text:style-name="Heading_20_2" text:outline-level="2"><text:bookmark-start text:name="_Toc179466905"/><text:span text:style-name="Heading_20_2_20_Char"><text:span text:style-name="T24">Month x2-x3</text:span></text:span><text:span text:style-name="T24">: Applications of Transformers in Computer Vision</text:span><text:bookmark-end text:name="_Toc179466905"/></text:h>
      <text:p text:style-name="P18"><text:span text:style-name="T5">- Week y</text:span><text:span text:style-name="T25">6</text:span><text:span text:style-name="T5">-y</text:span><text:span text:style-name="T25">7</text:span><text:span text:style-name="T1">: Transformer Applications</text:span></text:p>
      <text:p text:style-name="P18"><text:span text:style-name="T1"><text:s text:c="2"/>- Readings:</text:span></text:p>
      <text:list xml:id="list140545669080237" text:continue-numbering="true" text:style-name="WWNum14">
        <text:list-item>
          <text:p text:style-name="P9"><text:span text:style-name="T1">"End-to-End Object Detection with Transformers" (DETR).</text:span></text:p>
        </text:list-item>
        <text:list-item>
          <text:p text:style-name="P9"><text:span text:style-name="T1">"Swin Transformer: Hierarchical Vision Transformer using Shifted Windows".</text:span></text:p>
        </text:list-item>
      </text:list>
      <text:p text:style-name="P18"><text:span text:style-name="T1"><text:s text:c="2"/></text:span><text:span text:style-name="T5">- Milestone</text:span><text:span text:style-name="T1">7:</text:span></text:p>
      <text:list xml:id="list1186589574" text:style-name="WWNum18">
        <text:list-item>
          <text:p text:style-name="P12"><text:span text:style-name="T1">Implement DETR and Swin Transformer models for object detection tasks.</text:span></text:p>
        </text:list-item>
      </text:list>
      <text:p text:style-name="P18"><text:span text:style-name="T5">- Week y</text:span><text:span text:style-name="T25">7</text:span><text:span text:style-name="T5">-y</text:span><text:span text:style-name="T25">8</text:span><text:span text:style-name="T1">: Multimodal Transformers</text:span></text:p>
      <text:p text:style-name="P18"><text:span text:style-name="T1"><text:s text:c="2"/>- Readings:</text:span></text:p>
      <text:list xml:id="list140544823373840" text:continue-numbering="true" text:style-name="WWNum18">
        <text:list-item>
          <text:p text:style-name="P12"><text:span text:style-name="T1">"Image-Text Pre-training for Vision and Language" (CLIP, ALIGN).</text:span></text:p>
        </text:list-item>
      </text:list>
      <text:p text:style-name="P18"><text:span text:style-name="T1"><text:s text:c="2"/></text:span><text:span text:style-name="T5">- Milestone 8</text:span><text:span text:style-name="T1">:</text:span></text:p>
      <text:list xml:id="list140545919042483" text:continue-numbering="true" text:style-name="WWNum18">
        <text:list-item>
          <text:p text:style-name="P12"><text:span text:style-name="T1">Use CLIP models for image-text understanding tasks and fine-tune it for specific use cases.</text:span></text:p>
        </text:list-item>
      </text:list>
      <text:h text:style-name="Heading_20_2" text:outline-level="2"><text:bookmark-start text:name="_Toc179466906"/><text:span text:style-name="Heading_20_2_20_Char"><text:span text:style-name="T24">Month x2-x3</text:span></text:span><text:span text:style-name="T24">: Self-Supervised Learning and Transformers (In case you are interested)</text:span><text:bookmark-end text:name="_Toc179466906"/></text:h>
      <text:p text:style-name="P18"><text:span text:style-name="T5">- Week y</text:span><text:span text:style-name="T25">8</text:span><text:span text:style-name="T5">-y</text:span><text:span text:style-name="T25">9</text:span><text:span text:style-name="T1">: Self-Supervised Learning Basics</text:span></text:p>
      <text:p text:style-name="P18"><text:span text:style-name="T1"><text:s text:c="2"/>- Readings:</text:span></text:p>
      <text:list xml:id="list140544806340884" text:continue-numbering="true" text:style-name="WWNum18">
        <text:list-item>
          <text:p text:style-name="P12"><text:span text:style-name="T1">Papers on self-supervised learning such as "SimCLR" and "BYOL".</text:span></text:p>
        </text:list-item>
      </text:list>
      <text:p text:style-name="P18"><text:span text:style-name="T1"><text:s text:c="2"/></text:span><text:span text:style-name="T5">- Milestone 9</text:span><text:span text:style-name="T1">:</text:span></text:p>
      <text:list xml:id="list140545014717145" text:continue-numbering="true" text:style-name="WWNum18">
        <text:list-item>
          <text:p text:style-name="P12"><text:span text:style-name="T1">Implement a self-supervised learning framework using vision transformers.</text:span></text:p>
        </text:list-item>
      </text:list>
      <text:h text:style-name="Heading_20_2" text:outline-level="2"><text:bookmark-start text:name="_Toc179466907"/><text:span text:style-name="Heading_20_2_20_Char"><text:span text:style-name="T24">Month x3-x4</text:span></text:span><text:span text:style-name="T24">: Experimentation and Final Project</text:span><text:bookmark-end text:name="_Toc179466907"/></text:h>
      <text:p text:style-name="P18"><text:span text:style-name="T5">- Week y</text:span><text:span text:style-name="T25">9</text:span><text:span text:style-name="T5">-y</text:span><text:span text:style-name="T25">10</text:span><text:span text:style-name="T1">: Research and Experimentation</text:span></text:p>
      <text:list xml:id="list140545578054314" text:continue-numbering="true" text:style-name="WWNum18">
        <text:list-item>
          <text:p text:style-name="P12"><text:soft-page-break/><text:span text:style-name="T1">Start developing a final research project on Position Trainable Transformers in a specific domain (e.g., object detection, segmentation, hyperspectral imaging).</text:span></text:p>
        </text:list-item>
        <text:list-item>
          <text:p text:style-name="P12"><text:span text:style-name="T1">Formulate a hypothesis, plan experiments, and define evaluation metrics.</text:span></text:p>
        </text:list-item>
      </text:list>
      <text:p text:style-name="P18"><text:span text:style-name="T5">- Week y</text:span><text:span text:style-name="T25">11</text:span><text:span text:style-name="T5">-y</text:span><text:span text:style-name="T25">12</text:span><text:span text:style-name="T1">: Writing and Reporting</text:span></text:p>
      <text:p text:style-name="P18"><text:span text:style-name="T1"><text:s text:c="2"/>- Prepare a detailed report on your findings, comparing performance of position trainable transformers with conventional transformers across various tasks.</text:span></text:p>
      <text:list xml:id="list3723749778" text:style-name="WWNum29">
        <text:list-item>
          <text:p text:style-name="P13"><text:span text:style-name="T1">Write a research paper based on your project with experimental results (—optional—).</text:span></text:p>
        </text:list-item>
      </text:list>
      <text:p text:style-name="P15"><text:span text:style-name="T1">By the end of this study plan, you should have a deep understanding of Position Trainable Transformers in the context of computer vision, be able to implement various transformer architectures, and contribute to research in this field.</text:span></text:p>
      <text:p text:style-name="P15"><text:span text:style-name="T8">ALSO, KEEP IN YOUR MIND REGARDING NEADVANCE’ REGULARIZATIONS WE EXPECT A COMPLETE COMPREHENSIVE REPORT (E.G. POWERPOINT OR A WORD FILE) AFTER EACH MILESTO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1" fo:font-size="12pt" fo:language="en" fo:country="GB" style:letter-kerning="false" style:font-name-asian="Aptos2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1" fo:font-size="12pt" fo:language="en" fo:country="GB" style:letter-kerning="false" style:font-name-asian="Aptos2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List_20_Bullet" style:display-name="List Bullet" style:family="paragraph" style:parent-style-name="Standard" style:list-style-name="WWNum4">
      <style:paragraph-properties fo:margin-top="0in" fo:margin-bottom="0.111in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fo:language="en" fo:country="US" style:font-size-asian="16pt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>
      <style:text-properties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>
      <style:text-properties style:font-name-complex="Courier New1" style:font-family-complex="'Courier New'" style:font-family-generic-complex="system" style:font-pitch-complex="variable"/>
    </style:style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>
      <style:text-properties style:font-name-complex="Courier New1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>
      <style:text-properties style:font-name-complex="Courier New1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>
      <style:text-properties style:font-name-complex="Courier New1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>
      <style:text-properties style:font-name-complex="Courier New1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>
      <style:text-properties style:font-name-complex="Courier New1" style:font-family-complex="'Courier New'" style:font-family-generic-complex="system" style:font-pitch-complex="variable"/>
    </style:style>
    <style:style style:name="ListLabel_20_226" style:display-name="ListLabel 226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style:font-name="Aptos"/>
      </text:list-level-style-bullet>
      <text:list-level-style-number text:level="3" text:style-name="ListLabel_20_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346in"/>
        </style:list-level-properties>
      </text:list-level-style-number>
      <text:list-level-style-number text:level="4" text:style-name="ListLabel_20_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346in"/>
        </style:list-level-properties>
      </text:list-level-style-number>
      <text:list-level-style-number text:level="5" text:style-name="ListLabel_20_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346in"/>
        </style:list-level-properties>
      </text:list-level-style-number>
      <text:list-level-style-number text:level="6" text:style-name="ListLabel_20_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346in"/>
        </style:list-level-properties>
      </text:list-level-style-number>
      <text:list-level-style-number text:level="7" text:style-name="ListLabel_20_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346in"/>
        </style:list-level-properties>
      </text:list-level-style-number>
      <text:list-level-style-number text:level="8" text:style-name="ListLabel_20_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346in"/>
        </style:list-level-properties>
      </text:list-level-style-number>
      <text:list-level-style-number text:level="9" text:style-name="ListLabel_20_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34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398in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98in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3854in"/>
        </style:list-level-properties>
        <style:text-properties style:font-name="Aptos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854in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854in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854in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854in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854in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854in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854in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85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398in"/>
        </style:list-level-properties>
      </text:list-level-style-number>
      <text:list-level-style-number text:level="2" text:style-name="ListLabel_20_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98in"/>
        </style:list-level-properties>
      </text:list-level-style-number>
      <text:list-level-style-number text:level="3" text:style-name="ListLabel_20_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3854in"/>
        </style:list-level-properties>
        <style:text-properties style:font-name="Aptos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854in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854in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854in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854in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854in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854in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854in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85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style:font-name="Aptos"/>
      </text:list-level-style-bullet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398in"/>
        </style:list-level-properties>
      </text:list-level-style-number>
      <text:list-level-style-bullet text:level="2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style:font-name="Aptos"/>
      </text:list-level-style-bullet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98in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398in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98in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98in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398in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98in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style:font-name="Wingdings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style:font-name="Wingdings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8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style:font-name="Aptos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style:font-name="Wingdings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style:font-name="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style:font-name="Wingdings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style:font-name="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398in"/>
        </style:list-level-properties>
        <style:text-properties style:font-name="Wingdings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398in"/>
        </style:list-level-properties>
        <style:text-properties style:font-name="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398in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398in"/>
        </style:list-level-properties>
        <style:text-properties style:font-name="Wingdings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398in"/>
        </style:list-level-properties>
        <style:text-properties style:font-name="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398in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fo:font-family="'Courier New'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style:font-name="Wingdings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style:font-name="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style:font-name="Wingdings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style:font-name="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fo:font-family="'Courier New'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398in"/>
        </style:list-level-properties>
        <style:text-properties style:font-name="Wingdings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398in"/>
        </style:list-level-properties>
        <style:text-properties style:font-name="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398in"/>
        </style:list-level-properties>
        <style:text-properties fo:font-family="'Courier New'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398in"/>
        </style:list-level-properties>
        <style:text-properties style:font-name="Wingdings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398in"/>
        </style:list-level-properties>
        <style:text-properties style:font-name="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398in"/>
        </style:list-level-properties>
        <style:text-properties fo:font-family="'Courier New'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398in"/>
        </style:list-level-properties>
        <style:text-properties style:font-name="Symbol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398in"/>
        </style:list-level-properties>
        <style:text-properties fo:font-family="'Courier New'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398in"/>
        </style:list-level-properties>
        <style:text-properties style:font-name="Wingdings"/>
      </text:list-level-style-bullet>
      <text:list-level-style-bullet text:level="4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398in"/>
        </style:list-level-properties>
        <style:text-properties style:font-name="Symbol"/>
      </text:list-level-style-bullet>
      <text:list-level-style-bullet text:level="5" text:style-name="ListLabel_20_1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398in"/>
        </style:list-level-properties>
        <style:text-properties fo:font-family="'Courier New'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398in"/>
        </style:list-level-properties>
        <style:text-properties style:font-name="Wingdings"/>
      </text:list-level-style-bullet>
      <text:list-level-style-bullet text:level="7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398in"/>
        </style:list-level-properties>
        <style:text-properties style:font-name="Symbol"/>
      </text:list-level-style-bullet>
      <text:list-level-style-bullet text:level="8" text:style-name="ListLabel_20_1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398in"/>
        </style:list-level-properties>
        <style:text-properties fo:font-family="'Courier New'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3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1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1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693in"/>
        </style:list-level-properties>
        <style:text-properties style:font-name="Symbol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693in"/>
        </style:list-level-properties>
        <style:text-properties fo:font-family="'Courier New'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693in"/>
        </style:list-level-properties>
        <style:text-properties style:font-name="Wingdings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693in"/>
        </style:list-level-properties>
        <style:text-properties style:font-name="Symbol"/>
      </text:list-level-style-bullet>
      <text:list-level-style-bullet text:level="5" text:style-name="ListLabel_20_2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693in"/>
        </style:list-level-properties>
        <style:text-properties fo:font-family="'Courier New'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693in"/>
        </style:list-level-properties>
        <style:text-properties style:font-name="Wingdings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693in"/>
        </style:list-level-properties>
        <style:text-properties style:font-name="Symbol"/>
      </text:list-level-style-bullet>
      <text:list-level-style-bullet text:level="8" text:style-name="ListLabel_20_2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693in"/>
        </style:list-level-properties>
        <style:text-properties fo:font-family="'Courier New'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69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46in"/>
        </style:list-level-properties>
        <style:text-properties style:font-name="Symbol"/>
      </text:list-level-style-bullet>
      <text:list-level-style-bullet text:level="2" text:style-name="ListLabel_20_2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46in"/>
        </style:list-level-properties>
        <style:text-properties fo:font-family="'Courier New'"/>
      </text:list-level-style-bullet>
      <text:list-level-style-bullet text:level="3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46in"/>
        </style:list-level-properties>
        <style:text-properties style:font-name="Wingdings"/>
      </text:list-level-style-bullet>
      <text:list-level-style-bullet text:level="4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46in"/>
        </style:list-level-properties>
        <style:text-properties style:font-name="Symbol"/>
      </text:list-level-style-bullet>
      <text:list-level-style-bullet text:level="5" text:style-name="ListLabel_20_2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46in"/>
        </style:list-level-properties>
        <style:text-properties fo:font-family="'Courier New'"/>
      </text:list-level-style-bullet>
      <text:list-level-style-bullet text:level="6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46in"/>
        </style:list-level-properties>
        <style:text-properties style:font-name="Wingdings"/>
      </text:list-level-style-bullet>
      <text:list-level-style-bullet text:level="7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46in"/>
        </style:list-level-properties>
        <style:text-properties style:font-name="Symbol"/>
      </text:list-level-style-bullet>
      <text:list-level-style-bullet text:level="8" text:style-name="ListLabel_20_2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46in"/>
        </style:list-level-properties>
        <style:text-properties fo:font-family="'Courier New'"/>
      </text:list-level-style-bullet>
      <text:list-level-style-bullet text:level="9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ffice 365-5</meta:initial-creator>
    <meta:editing-cycles>7</meta:editing-cycles>
    <meta:creation-date>2024-10-10T13:23:00</meta:creation-date>
    <dc:date>2024-12-02T14:05:44.182520934</dc:date>
    <meta:editing-duration>PT5H15M4S</meta:editing-duration>
    <meta:generator>LibreOffice/7.3.7.2$Linux_X86_64 LibreOffice_project/30$Build-2</meta:generator>
    <meta:document-statistic meta:table-count="0" meta:image-count="0" meta:object-count="0" meta:page-count="4" meta:paragraph-count="83" meta:word-count="675" meta:character-count="4582" meta:non-whitespace-character-count="3967"/>
    <meta:user-defined meta:name="AppVersion">16.0000</meta:user-defined>
    <meta:template xlink:type="simple" xlink:actuate="onRequest" xlink:title="Normal" xlink:href=""/>
  </office:meta>
</office:document-meta>
</file>